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2.29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18cm"/>
    </style:style>
    <style:style style:name="gr12" style:family="graphic" style:parent-style-name="standard">
      <style:graphic-properties draw:fill="solid" draw:fill-color="#ccffcc" draw:textarea-horizontal-align="justify" draw:textarea-vertical-align="middle" draw:auto-grow-height="false" fo:min-height="1.277cm" fo:min-width="2.465cm"/>
    </style:style>
    <style:style style:name="gr13" style:family="graphic" style:parent-style-name="standard">
      <style:graphic-properties draw:fill="solid" draw:fill-color="#ccffcc" draw:textarea-horizontal-align="justify" draw:textarea-vertical-align="middle" draw:auto-grow-height="false" fo:min-height="1.03cm" fo:min-width="3.099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176cm" fo:min-width="0.966cm"/>
    </style:style>
    <style:style style:name="gr15" style:family="graphic" style:parent-style-name="standard">
      <style:graphic-properties draw:fill="solid" draw:fill-color="#ccffcc" draw:textarea-horizontal-align="justify" draw:textarea-vertical-align="middle" draw:auto-grow-height="false" fo:min-height="1.909cm" fo:min-width="4.453cm"/>
    </style:style>
    <style:style style:name="gr16" style:family="graphic" style:parent-style-name="standard">
      <style:graphic-properties draw:fill="solid" draw:fill-color="#ccffcc" draw:textarea-horizontal-align="justify" draw:textarea-vertical-align="middle" draw:auto-grow-height="false" fo:min-height="1.097cm" fo:min-width="1.9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583cm"/>
    </style:style>
    <style:style style:name="gr20" style:family="graphic" style:parent-style-name="standard">
      <style:graphic-properties draw:fill="solid" draw:fill-color="#ccffcc" draw:textarea-horizontal-align="justify" draw:textarea-vertical-align="middle" draw:auto-grow-height="false" fo:min-height="1.297cm" fo:min-width="1.03cm"/>
    </style:style>
    <style:style style:name="gr21" style:family="graphic" style:parent-style-name="standard">
      <style:graphic-properties draw:fill="solid" draw:fill-color="#ccffcc" draw:textarea-horizontal-align="justify" draw:textarea-vertical-align="middle" draw:auto-grow-height="false" fo:min-height="1.528cm" fo:min-width="3.9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52cm" style:use-optimal-column-width="false"/>
    </style:style>
    <style:style style:name="co3" style:family="table-column">
      <style:table-column-properties style:column-width="6.423cm" style:use-optimal-column-width="false"/>
    </style:style>
    <style:style style:name="co4" style:family="table-column">
      <style:table-column-properties style:column-width="13.861cm" style:use-optimal-column-width="false"/>
    </style:style>
    <style:style style:name="co5" style:family="table-column">
      <style:table-column-properties style:column-width="15.977cm" style:use-optimal-column-width="false"/>
    </style:style>
    <style:style style:name="co6" style:family="table-column">
      <style:table-column-properties style:column-width="7.57cm" style:use-optimal-column-width="false"/>
    </style:style>
    <style:style style:name="co7" style:family="table-column">
      <style:table-column-properties style:column-width="12.108cm" style:use-optimal-column-width="false"/>
    </style:style>
    <style:style style:name="co8" style:family="table-column">
      <style:table-column-properties style:column-width="8.8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687cm"/>
    </style:style>
    <style:style style:name="ro4" style:family="table-row">
      <style:table-row-properties style:row-height="1.395cm"/>
    </style:style>
    <style:style style:name="ro5" style:family="table-row">
      <style:table-row-properties style:row-height="1.343cm"/>
    </style:style>
    <style:style style:name="ro6" style:family="table-row">
      <style:table-row-properties style:row-height="1.153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d320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line-height="150%"/>
    </style:style>
    <style:style style:name="T1" style:family="text">
      <style:text-properties fo:color="#ffd320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66cc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794cm" svg:height="3.81cm" svg:x="8.494cm" svg:y="5.446cm">
          <text:p text:style-name="P1"><text:span text:style-name="T1">dff_sync_</text:span></text:p>
          <text:p text:style-name="P1"><text:span text:style-name="T1">rs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43cm" svg:y1="6.081cm" svg:x2="8.494cm" svg:y2="6.081cm">
          <text:p/>
        </draw:line>
        <draw:custom-shape draw:style-name="gr3" draw:text-style-name="P1" draw:layer="layout" svg:width="2.032cm" svg:height="0.635cm" svg:x="6.97cm" svg:y="7.2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xml:id="id1" draw:id="id1" draw:layer="layout" svg:width="0.254cm" svg:height="0.254cm" svg:x="9.81cm" svg:y="9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0.071cm" svg:x1="7.66cm" svg:y1="10.194cm" svg:x2="10.027cm" svg:y2="9.416cm" draw:end-shape="id1" draw:end-glue-point="9" svg:d="M7660 10194v-49h2367v-729" svg:viewBox="0 0 2368 779">
          <text:p/>
        </draw:connector>
        <draw:frame draw:style-name="gr5" draw:text-style-name="P3" draw:layer="layout" svg:width="1.467cm" svg:height="0.806cm" svg:x="5.954cm" svg:y="5.346cm">
          <draw:text-box>
            <text:p><text:span text:style-name="T2">data</text:span></text:p>
          </draw:text-box>
        </draw:frame>
        <draw:frame draw:style-name="gr6" draw:text-style-name="P3" draw:layer="layout" svg:width="1.637cm" svg:height="0.806cm" svg:x="5.973cm" svg:y="6.57cm">
          <draw:text-box>
            <text:p><text:span text:style-name="T2">clock</text:span></text:p>
          </draw:text-box>
        </draw:frame>
        <draw:frame draw:style-name="gr7" draw:text-style-name="P3" draw:layer="layout" svg:width="1.607cm" svg:height="0.806cm" svg:x="6.616cm" svg:y="9.41cm">
          <draw:text-box>
            <text:p><text:span text:style-name="T2">reset</text:span></text:p>
          </draw:text-box>
        </draw:frame>
        <draw:line draw:style-name="gr2" draw:text-style-name="P1" draw:layer="layout" svg:x1="11.288cm" svg:y1="6.589cm" svg:x2="13.066cm" svg:y2="6.589cm">
          <text:p/>
        </draw:line>
        <draw:frame draw:style-name="gr8" draw:text-style-name="P3" draw:layer="layout" svg:width="0.777cm" svg:height="0.806cm" svg:x="12.558cm" svg:y="5.754cm">
          <draw:text-box>
            <text:p><text:span text:style-name="T2">q</text:span></text:p>
          </draw:text-box>
        </draw:frame>
        <draw:frame draw:style-name="gr9" draw:text-style-name="P4" draw:layer="layout" svg:width="16.58cm" svg:height="1.119cm" svg:x="4.205cm" svg:y="2.345cm">
          <draw:text-box>
            <text:p><text:span text:style-name="T3">D-flip flop with asynchronous reset &amp;preset</text:span></text:p>
          </draw:text-box>
        </draw:frame>
        <draw:connector draw:style-name="gr2" draw:text-style-name="P1" draw:layer="layout" svg:x1="7.54cm" svg:y1="4.577cm" svg:x2="9.891cm" svg:y2="5.446cm" draw:end-shape="id2" draw:end-glue-point="0" svg:d="M7540 4577v184h2351v685" svg:viewBox="0 0 2352 870">
          <text:p/>
        </draw:connector>
        <draw:frame draw:style-name="gr10" draw:text-style-name="P3" draw:layer="layout" svg:width="1.882cm" svg:height="0.806cm" svg:x="5.849cm" svg:y="3.877cm">
          <draw:text-box>
            <text:p><text:span text:style-name="T2">preset</text:span></text:p>
          </draw:text-box>
        </draw:frame>
      </draw:page>
      <draw:page draw:name="page2" draw:style-name="dp1" draw:master-page-name="Default">
        <draw:frame draw:style-name="standard" draw:layer="layout" svg:width="18.165cm" svg:height="10.187cm" svg:x="1.893cm" svg:y="4.1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<text:s text:c="4"/></text:span></text:p>
                <text:p><text:span text:style-name="T4"><text:s text:c="6"/></text:span><text:span text:style-name="T4">signal</text:span></text:p>
              </table:table-cell>
              <table:table-cell>
                <text:p><text:span text:style-name="T4"/></text:p>
                <text:p><text:span text:style-name="T4"><text:s text:c="5"/></text:span><text:span text:style-name="T4">direction</text:span></text:p>
              </table:table-cell>
              <table:table-cell>
                <text:p><text:span text:style-name="T4"/></text:p>
                <text:p><text:span text:style-name="T4"><text:s text:c="8"/></text:span><text:span text:style-name="T4">width</text:span></text:p>
              </table:table-cell>
              <table:table-cell>
                <text:p><text:span text:style-name="T4"/></text:p>
                <text:p><text:span text:style-name="T4"><text:s/></text:span><text:span text:style-name="T4">description</text:span></text:p>
              </table:table-cell>
            </table:table-row>
            <table:table-row table:style-name="ro2" table:default-cell-style-name="ce1">
              <table:table-cell>
                <text:p><text:span text:style-name="T4">data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4">clock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Assume 50MHz</text:span></text:p>
              </table:table-cell>
            </table:table-row>
            <table:table-row table:style-name="ro1" table:default-cell-style-name="ce1">
              <table:table-cell>
                <text:p><text:span text:style-name="T4">reset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7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1" table:default-cell-style-name="ce1">
              <table:table-cell>
                <text:p><text:span text:style-name="T4">preset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data</text:span></text:p>
              </table:table-cell>
            </table:table-row>
            <table:table-row table:style-name="ro3" table:default-cell-style-name="ce1">
              <table:table-cell>
                <text:p><text:span text:style-name="T4">q</text:span></text:p>
              </table:table-cell>
              <table:table-cell>
                <text:p><text:span text:style-name="T4">output</text:span></text:p>
              </table:table-cell>
              <table:table-cell>
                <text:p><text:span text:style-name="T4"><text:s text:c="7"/></text:span><text:span text:style-name="T4">1 bit</text:span></text:p>
              </table:table-cell>
              <table:table-cell>
                <text:p><text:span text:style-name="T4">1 bit input</text:span></text:p>
                <text:p><text:span text:style-name="T4">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4" draw:layer="layout" svg:width="7.618cm" svg:height="1.119cm" svg:x="7.005cm" svg:y="1.791cm">
          <draw:text-box>
            <text:p><text:span text:style-name="T3">Module description</text:span></text:p>
          </draw:text-box>
        </draw:frame>
      </draw:page>
      <draw:page draw:name="page3" draw:style-name="dp1" draw:master-page-name="Default">
        <draw:custom-shape draw:style-name="gr12" draw:text-style-name="P5" draw:layer="layout" svg:width="4.191cm" svg:height="2.159cm" svg:x="8.285cm" svg:y="3.997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5.715cm" svg:height="2.032cm" svg:x="7.658cm" svg:y="8.542cm">
          <text:p text:style-name="P1"><text:span text:style-name="T5"><text:s text:c="6"/></text:span><text:span text:style-name="T5">input=data,reset,</text:span></text:p>
          <text:p text:style-name="P1"><text:span text:style-name="T5">clock</text:span></text:p>
          <text:p text:style-name="P1"><text:span text:style-name="T5">output=q.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5" xml:id="id3" draw:id="id3" draw:layer="layout" svg:width="2.932cm" svg:height="2.851cm" svg:x="9.009cm" svg:y="12.354cm">
          <text:p text:style-name="P1"><text:span text:style-name="T2">re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xml:id="id6" draw:id="id6" draw:layer="layout" svg:width="4.953cm" svg:height="2.159cm" svg:x="13.766cm" svg:y="19.526cm">
          <text:p text:style-name="P1"><text:span text:style-name="T2">q=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4" draw:id="id4" draw:layer="layout" svg:width="4.953cm" svg:height="2.159cm" svg:x="14.843cm" svg:y="14.697cm">
          <text:p text:style-name="P1"><text:span text:style-name="T2">q=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429cm" svg:height="1.905cm" svg:x="8.974cm" svg:y="24.89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41cm" svg:y1="13.78cm" svg:x2="17.319cm" svg:y2="14.697cm" draw:start-shape="id3" draw:start-glue-point="7" draw:end-shape="id4" draw:end-glue-point="0" svg:d="M11941 13780h5378v917" svg:viewBox="0 0 5379 918">
          <text:p/>
        </draw:connector>
        <draw:line draw:style-name="gr2" draw:text-style-name="P1" draw:layer="layout" svg:x1="10.525cm" svg:y1="15.205cm" svg:x2="10.525cm" svg:y2="18.507cm">
          <text:p/>
        </draw:line>
        <draw:line draw:style-name="gr2" draw:text-style-name="P1" draw:layer="layout" svg:x1="10.471cm" svg:y1="6.083cm" svg:x2="10.471cm" svg:y2="8.623cm">
          <text:p/>
        </draw:line>
        <draw:line draw:style-name="gr2" draw:text-style-name="P1" draw:layer="layout" svg:x1="10.471cm" svg:y1="10.555cm" svg:x2="10.525cm" svg:y2="12.43cm">
          <text:p/>
        </draw:line>
        <draw:line draw:style-name="gr2" draw:text-style-name="P1" draw:layer="layout" svg:x1="10.552cm" svg:y1="19.92cm" svg:x2="10.525cm" svg:y2="22.082cm">
          <text:p/>
        </draw:line>
        <draw:frame draw:style-name="gr17" draw:text-style-name="P3" draw:layer="layout" svg:width="1.239cm" svg:height="0.806cm" svg:x="13.754cm" svg:y="12.811cm">
          <draw:text-box>
            <text:p><text:span text:style-name="T2">low</text:span></text:p>
          </draw:text-box>
        </draw:frame>
        <draw:frame draw:style-name="gr18" draw:text-style-name="P3" draw:layer="layout" svg:width="1.438cm" svg:height="0.806cm" svg:x="10.406cm" svg:y="16.021cm">
          <draw:text-box>
            <text:p><text:span text:style-name="T2">high</text:span></text:p>
          </draw:text-box>
        </draw:frame>
        <draw:frame draw:style-name="gr19" draw:text-style-name="P4" draw:layer="layout" svg:width="14.083cm" svg:height="1.119cm" svg:x="4.012cm" svg:y="1.235cm">
          <draw:text-box>
            <text:p><text:span text:style-name="T3">Flow chart for dff_sync_reset_preset</text:span></text:p>
          </draw:text-box>
        </draw:frame>
        <draw:custom-shape draw:style-name="gr20" draw:text-style-name="P5" xml:id="id5" draw:id="id5" draw:layer="layout" svg:width="3.059cm" svg:height="3.091cm" svg:x="9.009cm" svg:y="16.815cm">
          <text:p text:style-name="P1"><text:span text:style-name="T2">pres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2.068cm" svg:y1="18.36cm" svg:x2="16.242cm" svg:y2="19.526cm" draw:start-shape="id5" draw:start-glue-point="7" draw:end-shape="id6" draw:end-glue-point="0" svg:d="M12068 18360h4174v1166" svg:viewBox="0 0 4175 1167">
          <text:p/>
        </draw:connector>
        <draw:custom-shape draw:style-name="gr21" draw:text-style-name="P5" draw:layer="layout" svg:width="4.445cm" svg:height="1.778cm" svg:x="8.366cm" svg:y="21.955cm">
          <text:p text:style-name="P1"><text:span text:style-name="T2">q=1</text:span>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239cm" svg:height="0.806cm" svg:x="13.573cm" svg:y="17.491cm">
          <draw:text-box>
            <text:p><text:span text:style-name="T2">low</text:span></text:p>
          </draw:text-box>
        </draw:frame>
        <draw:line draw:style-name="gr2" draw:text-style-name="P1" draw:layer="layout" svg:x1="10.652cm" svg:y1="23.733cm" svg:x2="10.652cm" svg:y2="25.003cm">
          <text:p/>
        </draw:line>
        <draw:frame draw:style-name="gr18" draw:text-style-name="P3" draw:layer="layout" svg:width="1.438cm" svg:height="0.806cm" svg:x="10.506cm" svg:y="20.212cm">
          <draw:text-box>
            <text:p><text:span text:style-name="T2">high</text:span></text:p>
          </draw:text-box>
        </draw:frame>
      </draw:page>
      <draw:page draw:name="page4" draw:style-name="dp1" draw:master-page-name="Default">
        <draw:frame draw:style-name="gr22" draw:text-style-name="P4" draw:layer="layout" svg:width="4.418cm" svg:height="1.119cm" svg:x="8.12cm" svg:y="1.583cm">
          <draw:text-box>
            <text:p><text:span text:style-name="T3">Test cases</text:span></text:p>
          </draw:text-box>
        </draw:frame>
        <draw:frame draw:style-name="standard" draw:layer="layout" svg:width="64.768cm" svg:height="27.347cm" svg:x="-21.606cm" svg:y="4.0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6">S.no</text:span></text:p>
              </table:table-cell>
              <table:table-cell>
                <text:p><text:span text:style-name="T6">Functionality</text:span></text:p>
              </table:table-cell>
              <table:table-cell>
                <text:p><text:span text:style-name="T6"><text:s text:c="4"/></text:span><text:span text:style-name="T6">Test procedure</text:span></text:p>
              </table:table-cell>
              <table:table-cell>
                <text:p><text:span text:style-name="T6">Expected output</text:span></text:p>
              </table:table-cell>
              <table:table-cell>
                <text:p><text:span text:style-name="T6">Actual output</text:span></text:p>
              </table:table-cell>
              <table:table-cell>
                <text:p><text:span text:style-name="T6">Result </text:span></text:p>
                <text:p><text:span text:style-name="T6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6">1.</text:span></text:p>
              </table:table-cell>
              <table:table-cell>
                <text:p><text:span text:style-name="T7">Reset check-</text:span></text:p>
                <text:p><text:span text:style-name="T7">Check for reset of the circuit by making reset <text:s/>is low.</text:span></text:p>
                <text:p><text:span text:style-name="T7">It reset the entire circuit from unknown state to known state.</text:span></text:p>
                <text:p><text:span text:style-name="T7"><text:s/></text:span><text:span text:style-name="T7">According to spec reset is active low.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reset=0</text:span></text:p>
              </table:table-cell>
              <table:table-cell table:style-name="ce4">
                <text:p text:style-name="P7"><text:span text:style-name="T7">q=0</text:span></text:p>
              </table:table-cell>
              <table:table-cell>
                <text:p><text:span text:style-name="T7">clk=1,</text:span><text:span text:style-name="T7"><text:tab/></text:span><text:span text:style-name="T7">rst=x,</text:span><text:span text:style-name="T7"><text:tab/></text:span><text:span text:style-name="T7">pre=x,</text:span><text:span text:style-name="T7"><text:tab/></text:span><text:span text:style-name="T7">data=x,</text:span><text:span text:style-name="T7"><text:tab/></text:span><text:span text:style-name="T7">q=x</text:span></text:p>
                <text:p><text:span text:style-name="T7">clk=0,</text:span><text:span text:style-name="T7"><text:tab/></text:span><text:span text:style-name="T7">rst=0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0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k=0,</text:span><text:span text:style-name="T7"><text:tab/></text:span><text:span text:style-name="T7">rst=0,</text:span><text:span text:style-name="T7"><text:tab/></text:span><text:span text:style-name="T7">pre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0,</text:span><text:span text:style-name="T7"><text:tab/></text:span><text:span text:style-name="T7">pre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2.</text:span></text:p>
              </table:table-cell>
              <table:table-cell>
                <text:p><text:span text:style-name="T7">Reset check-</text:span></text:p>
                <text:p><text:span text:style-name="T7">Check for reset of the circuit by making reset is <text:s/>high.</text:span></text:p>
                <text:p><text:span text:style-name="T7"/></text:p>
                <text:p><text:span text:style-name="T7">According to spec output follows the input,when preset is high.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Reset=1,</text:span></text:p>
                <text:p><text:span text:style-name="T7">preset=0</text:span></text:p>
                <text:p><text:span text:style-name="T7">input=data.</text:span></text:p>
              </table:table-cell>
              <table:table-cell>
                <text:p><text:span text:style-name="T7">q=data</text:span></text:p>
              </table:table-cell>
              <table:table-cell>
                <text:p><text:span text:style-name="T7">clk=1,</text:span><text:span text:style-name="T7"><text:tab/></text:span><text:span text:style-name="T7">rst=1,</text:span><text:span text:style-name="T7"><text:tab/></text:span><text:span text:style-name="T7">pre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clk=0,</text:span><text:span text:style-name="T7"><text:tab/></text:span><text:span text:style-name="T7">rst=1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1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3.</text:span></text:p>
              </table:table-cell>
              <table:table-cell>
                <text:p><text:span text:style-name="T7">Preset check-</text:span></text:p>
                <text:p><text:span text:style-name="T7">Check for preset of the circuit by making preset is high.</text:span></text:p>
                <text:p><text:span text:style-name="T7">, then whatever the input it preset the entire circuit when reset is high.</text:span></text:p>
                <text:p><text:span text:style-name="T7">According to spec it preset the entire circuit.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Preset=1</text:span></text:p>
                <text:p><text:span text:style-name="T7">input=data,</text:span></text:p>
                <text:p><text:span text:style-name="T7">Reset=1.</text:span></text:p>
                <text:p><text:span text:style-name="T7"/></text:p>
              </table:table-cell>
              <table:table-cell>
                <text:p><text:span text:style-name="T7">q=1</text:span></text:p>
              </table:table-cell>
              <table:table-cell>
                <text:p><text:span text:style-name="T7">clk=1,</text:span><text:span text:style-name="T7"><text:tab/></text:span><text:span text:style-name="T7">rst=1,</text:span><text:span text:style-name="T7"><text:tab/></text:span><text:span text:style-name="T7">pre=1,</text:span><text:span text:style-name="T7"><text:tab/></text:span><text:span text:style-name="T7">data=0,</text:span><text:span text:style-name="T7"><text:tab/></text:span><text:span text:style-name="T7">q=1</text:span></text:p>
                <text:p><text:span text:style-name="T7">clk=0,</text:span><text:span text:style-name="T7"><text:tab/></text:span><text:span text:style-name="T7">rst=1,</text:span><text:span text:style-name="T7"><text:tab/></text:span><text:span text:style-name="T7">pre=1,</text:span><text:span text:style-name="T7"><text:tab/></text:span><text:span text:style-name="T7">data=z,</text:span><text:span text:style-name="T7"><text:tab/></text:span><text:span text:style-name="T7">q=1</text:span></text:p>
                <text:p><text:span text:style-name="T7">clk=1,</text:span><text:span text:style-name="T7"><text:tab/></text:span><text:span text:style-name="T7">rst=1,</text:span><text:span text:style-name="T7"><text:tab/></text:span><text:span text:style-name="T7">pre=1,</text:span><text:span text:style-name="T7"><text:tab/></text:span><text:span text:style-name="T7">data=z,</text:span><text:span text:style-name="T7"><text:tab/></text:span><text:span text:style-name="T7">q=1</text:span></text:p>
                <text:p><text:span text:style-name="T7">clk=0,</text:span><text:span text:style-name="T7"><text:tab/></text:span><text:span text:style-name="T7">rst=1,</text:span><text:span text:style-name="T7"><text:tab/></text:span><text:span text:style-name="T7">pre=1,</text:span><text:span text:style-name="T7"><text:tab/></text:span><text:span text:style-name="T7">data=x,</text:span><text:span text:style-name="T7"><text:tab/></text:span><text:span text:style-name="T7">q=1</text:span></text:p>
                <text:p><text:span text:style-name="T7">clk=1,</text:span><text:span text:style-name="T7"><text:tab/></text:span><text:span text:style-name="T7">rst=1,</text:span><text:span text:style-name="T7"><text:tab/></text:span><text:span text:style-name="T7">pre=1,</text:span><text:span text:style-name="T7"><text:tab/></text:span><text:span text:style-name="T7">data=x,</text:span><text:span text:style-name="T7"><text:tab/></text:span><text:span text:style-name="T7">q=1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4</text:span></text:p>
              </table:table-cell>
              <table:table-cell>
                <text:p><text:span text:style-name="T7">Preset check-</text:span></text:p>
                <text:p><text:span text:style-name="T7">Check for preset of the circuit by making <text:s/>preset is low, then output will be follows input when reset is high.</text:span></text:p>
              </table:table-cell>
              <table:table-cell>
                <text:p><text:span text:style-name="T7">Make</text:span></text:p>
                <text:p><text:span text:style-name="T7"><text:s/></text:span><text:span text:style-name="T7">Preset=0</text:span></text:p>
                <text:p><text:span text:style-name="T7">input=data,</text:span></text:p>
                <text:p><text:span text:style-name="T7">Reset=1.</text:span></text:p>
              </table:table-cell>
              <table:table-cell>
                <text:p><text:span text:style-name="T7">q=data</text:span></text:p>
              </table:table-cell>
              <table:table-cell>
                <text:p><text:span text:style-name="T7">clk=1,</text:span><text:span text:style-name="T7"><text:tab/></text:span><text:span text:style-name="T7">rst=1,</text:span><text:span text:style-name="T7"><text:tab/></text:span><text:span text:style-name="T7">pre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clk=0,</text:span><text:span text:style-name="T7"><text:tab/></text:span><text:span text:style-name="T7">rst=1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1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5</text:span></text:p>
              </table:table-cell>
              <table:table-cell>
                <text:p><text:span text:style-name="T7">preset &amp; reset check-</text:span></text:p>
                <text:p><text:span text:style-name="T7">Check for preset is high &amp;reset is low,then it prefer to reset only.</text:span></text:p>
                <text:p><text:span text:style-name="T7"/></text:p>
              </table:table-cell>
              <table:table-cell>
                <text:p><text:span text:style-name="T7">Make </text:span></text:p>
                <text:p><text:span text:style-name="T7">Preset=1,</text:span></text:p>
                <text:p><text:span text:style-name="T7">Reset=0,</text:span></text:p>
                <text:p><text:span text:style-name="T7">input=data.</text:span></text:p>
              </table:table-cell>
              <table:table-cell>
                <text:p><text:span text:style-name="T7">q=0</text:span></text:p>
                <text:p><text:span text:style-name="T7">(it reset the entire circuit)</text:span></text:p>
              </table:table-cell>
              <table:table-cell>
                <text:p><text:span text:style-name="T7">clk=0,</text:span><text:span text:style-name="T7"><text:tab/></text:span><text:span text:style-name="T7">rst=0,</text:span><text:span text:style-name="T7"><text:tab/></text:span><text:span text:style-name="T7">pre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0,</text:span><text:span text:style-name="T7"><text:tab/></text:span><text:span text:style-name="T7">pre=1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clk=0,</text:span><text:span text:style-name="T7"><text:tab/></text:span><text:span text:style-name="T7">rst=0,</text:span><text:span text:style-name="T7"><text:tab/></text:span><text:span text:style-name="T7">pre=1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0,</text:span><text:span text:style-name="T7"><text:tab/></text:span><text:span text:style-name="T7">pre=1,</text:span><text:span text:style-name="T7"><text:tab/></text:span><text:span text:style-name="T7">data=x,</text:span><text:span text:style-name="T7"><text:tab/></text:span><text:span text:style-name="T7">q=0</text:span></text:p>
                <text:p><text:span text:style-name="T7">clk=0,</text:span><text:span text:style-name="T7"><text:tab/></text:span><text:span text:style-name="T7">rst=0,</text:span><text:span text:style-name="T7"><text:tab/></text:span><text:span text:style-name="T7">pre=1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0,</text:span><text:span text:style-name="T7"><text:tab/></text:span><text:span text:style-name="T7">pre=1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k=0,</text:span><text:span text:style-name="T7"><text:tab/></text:span><text:span text:style-name="T7">rst=0,</text:span><text:span text:style-name="T7"><text:tab/></text:span><text:span text:style-name="T7">pre=1,</text:span><text:span text:style-name="T7"><text:tab/></text:span><text:span text:style-name="T7">data=z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0,</text:span><text:span text:style-name="T7"><text:tab/></text:span><text:span text:style-name="T7">pre=1,</text:span><text:span text:style-name="T7"><text:tab/></text:span><text:span text:style-name="T7">data=z,</text:span><text:span text:style-name="T7"><text:tab/></text:span><text:span text:style-name="T7">q=0</text:span></text:p>
                <text:p><text:span text:style-name="T7"/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6.</text:span></text:p>
              </table:table-cell>
              <table:table-cell>
                <text:p><text:span text:style-name="T7">Data check-</text:span></text:p>
                <text:p><text:span text:style-name="T7">Check for data of the circuit by making data as unknown.</text:span></text:p>
                <text:p><text:span text:style-name="T7">When reset =0,preset=0.</text:span></text:p>
              </table:table-cell>
              <table:table-cell>
                <text:p><text:span text:style-name="T7">Make </text:span></text:p>
                <text:p><text:span text:style-name="T7">Preset=0</text:span></text:p>
                <text:p><text:span text:style-name="T7">Reset =0</text:span></text:p>
                <text:p><text:span text:style-name="T7">Input =data</text:span></text:p>
              </table:table-cell>
              <table:table-cell>
                <text:p><text:span text:style-name="T7">q=0</text:span></text:p>
              </table:table-cell>
              <table:table-cell>
                <text:p><text:span text:style-name="T7">clk=0,</text:span><text:span text:style-name="T7"><text:tab/></text:span><text:span text:style-name="T7">rst=0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0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0</text:span></text:p>
                <text:p><text:span text:style-name="T7">clk=0,</text:span><text:span text:style-name="T7"><text:tab/></text:span><text:span text:style-name="T7">rst=0,</text:span><text:span text:style-name="T7"><text:tab/></text:span><text:span text:style-name="T7">pre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>clk=1,</text:span><text:span text:style-name="T7"><text:tab/></text:span><text:span text:style-name="T7">rst=0,</text:span><text:span text:style-name="T7"><text:tab/></text:span><text:span text:style-name="T7">pre=0,</text:span><text:span text:style-name="T7"><text:tab/></text:span><text:span text:style-name="T7">data=0,</text:span><text:span text:style-name="T7"><text:tab/></text:span><text:span text:style-name="T7">q=0</text:span></text:p>
                <text:p><text:span text:style-name="T7"/></text:p>
              </table:table-cell>
              <table:table-cell/>
            </table:table-row>
            <table:table-row table:style-name="ro6" table:default-cell-style-name="ce3">
              <table:table-cell table:style-name="ce2">
                <text:p><text:span text:style-name="T6">7.</text:span></text:p>
              </table:table-cell>
              <table:table-cell>
                <text:p><text:span text:style-name="T7">Preset check-</text:span></text:p>
                <text:p><text:span text:style-name="T7">Check for preset of the circuit by making preset is unknown.</text:span></text:p>
                <text:p><text:span text:style-name="T7"/></text:p>
                <text:p><text:span text:style-name="T7">According to spec output is not specified.</text:span></text:p>
              </table:table-cell>
              <table:table-cell>
                <text:p><text:span text:style-name="T7">Make </text:span></text:p>
                <text:p><text:span text:style-name="T7">preset=x.</text:span></text:p>
              </table:table-cell>
              <table:table-cell>
                <text:p><text:span text:style-name="T7">q=q.</text:span></text:p>
              </table:table-cell>
              <table:table-cell>
                <text:p><text:span text:style-name="T7">clk=1,</text:span><text:span text:style-name="T7"><text:tab/></text:span><text:span text:style-name="T7">rst=1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clk=0,</text:span><text:span text:style-name="T7"><text:tab/></text:span><text:span text:style-name="T7">rst=1,</text:span><text:span text:style-name="T7"><text:tab/></text:span><text:span text:style-name="T7">pre=x,</text:span><text:span text:style-name="T7"><text:tab/></text:span><text:span text:style-name="T7">data=0,</text:span><text:span text:style-name="T7"><text:tab/></text:span><text:span text:style-name="T7">q=1</text:span></text:p>
                <text:p><text:span text:style-name="T7">clk=1,</text:span><text:span text:style-name="T7"><text:tab/></text:span><text:span text:style-name="T7">rst=1,</text:span><text:span text:style-name="T7"><text:tab/></text:span><text:span text:style-name="T7">pre=x,</text:span><text:span text:style-name="T7"><text:tab/></text:span><text:span text:style-name="T7">data=0,</text:span><text:span text:style-name="T7"><text:tab/></text:span><text:span text:style-name="T7">q=1</text:span></text:p>
              </table:table-cell>
              <table:table-cell>
                <text:p><text:span text:style-name="T7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6">8.</text:span></text:p>
              </table:table-cell>
              <table:table-cell>
                <text:p><text:span text:style-name="T7">Preset check-</text:span></text:p>
                <text:p><text:span text:style-name="T7">Check for preset of the circuit by making preset is z.</text:span></text:p>
                <text:p><text:span text:style-name="T7"/></text:p>
                <text:p><text:span text:style-name="T7">According to spec output is not specified.</text:span></text:p>
              </table:table-cell>
              <table:table-cell>
                <text:p><text:span text:style-name="T7">Make </text:span></text:p>
                <text:p><text:span text:style-name="T7">Preset =z</text:span></text:p>
              </table:table-cell>
              <table:table-cell>
                <text:p><text:span text:style-name="T7">q=q</text:span></text:p>
              </table:table-cell>
              <table:table-cell>
                <text:p><text:span text:style-name="T7">clk=1,</text:span><text:span text:style-name="T7"><text:tab/></text:span><text:span text:style-name="T7">rst=1,</text:span><text:span text:style-name="T7"><text:tab/></text:span><text:span text:style-name="T7">pre=0,</text:span><text:span text:style-name="T7"><text:tab/></text:span><text:span text:style-name="T7">data=1,</text:span><text:span text:style-name="T7"><text:tab/></text:span><text:span text:style-name="T7">q=1</text:span></text:p>
                <text:p><text:span text:style-name="T7">clk=0,</text:span><text:span text:style-name="T7"><text:tab/></text:span><text:span text:style-name="T7">rst=1,</text:span><text:span text:style-name="T7"><text:tab/></text:span><text:span text:style-name="T7">pre=z,</text:span><text:span text:style-name="T7"><text:tab/></text:span><text:span text:style-name="T7">data=0,</text:span><text:span text:style-name="T7"><text:tab/></text:span><text:span text:style-name="T7">q=1</text:span></text:p>
                <text:p><text:span text:style-name="T7">clk=1,</text:span><text:span text:style-name="T7"><text:tab/></text:span><text:span text:style-name="T7">rst=1,</text:span><text:span text:style-name="T7"><text:tab/></text:span><text:span text:style-name="T7">pre=z,</text:span><text:span text:style-name="T7"><text:tab/></text:span><text:span text:style-name="T7">data=0,</text:span><text:span text:style-name="T7"><text:tab/></text:span><text:span text:style-name="T7">q=1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5:15:39.539059028</meta:creation-date>
    <dc:date>2016-11-16T10:23:53.244334983</dc:date>
    <meta:editing-duration>PT1H10M19S</meta:editing-duration>
    <meta:editing-cycles>21</meta:editing-cycles>
    <meta:generator>LibreOffice/4.3.7.2$Linux_X86_64 LibreOffice_project/430$Build-2</meta:generator>
    <meta:document-statistic meta:object-count="37"/>
  </office:meta>
</office:document-meta>
</file>